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Focu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table:style-name="ce2" office:value-type="string" calcext:value-type="string">
            <text:p>Beyond the Nav-Graph: Vision-and-Language Navigation in Continuous Environments</text:p>
          </table:table-cell>
          <table:table-cell table:style-name="ce2" office:value-type="string" calcext:value-type="string">
            <text:p>Jacob Krantz, Erik Wijmans, Arjun Majumdar, Dhruv Batra, and Stefan Lee</text:p>
          </table:table-cell>
          <table:table-cell table:number-columns-repeated="4"/>
          <table:table-cell office:value-type="string" calcext:value-type="string">
            <text:p>https://github.com/jacobkrantz/VLN-CE</text:p>
          </table:table-cell>
        </table:table-row>
        <table:table-row table:style-name="ro1">
          <table:table-cell office:value-type="string" calcext:value-type="string">
            <text:p>Robot Navigation with Language Pretraining and Stochastic Smpling</text:p>
          </table:table-cell>
          <table:table-cell office:value-type="string" calcext:value-type="string">
            <text:p>Xiujun Li, Chunyuan Li, Qiaolin Xia, Yonaton Bisk, Asli Celikyilmaz, Jianfeng Gao, Noah A. Smith, Yejin Choi</text:p>
          </table:table-cell>
          <table:table-cell office:value-type="string" calcext:value-type="string">
            <text:p>Pre-training</text:p>
          </table:table-cell>
          <table:table-cell office:value-type="string" calcext:value-type="string">
            <text:p>LSTM/GPT/BERT, LSTM</text:p>
          </table:table-cell>
          <table:table-cell office:value-type="string" calcext:value-type="string">
            <text:p>Vision and Language Navigation</text:p>
          </table:table-cell>
          <table:table-cell/>
          <table:table-cell office:value-type="string" calcext:value-type="string">
            <text:p><text:a xlink:href="https://github.com/xjli/r2r_vln" xlink:type="simple">https://github.com/xjli/r2r_vln</text:a></text:p>
          </table:table-cell>
        </table:table-row>
        <table:table-row table:style-name="ro1">
          <table:table-cell office:value-type="string" calcext:value-type="string">
            <text:p>Learning to Explore Using Active Neural Slam</text:p>
          </table:table-cell>
          <table:table-cell office:value-type="string" calcext:value-type="string">
            <text:p>Devendra Singh Chaplot, Dhiraj Ghandi, Saurabh Gupta, Abhinav Gupta, Ruslan Salakhutdinov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ointGo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Goal Navigation using Goal-Oriented Semantic Exploration</text:p>
          </table:table-cell>
          <table:table-cell office:value-type="string" calcext:value-type="string">
            <text:p>Devendra Singh Chaplot, Dhiraj Ghandi, Abhinav Gupta, Ruslan Salakhutdinov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Object Na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6:56:15.622518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5:04:25.355030958</meta:creation-date>
    <dc:date>2021-01-21T17:08:32.403183161</dc:date>
    <meta:editing-duration>PT17M57S</meta:editing-duration>
    <meta:editing-cycles>5</meta:editing-cycles>
    <meta:generator>LibreOffice/6.4.6.2$Linux_X86_64 LibreOffice_project/40$Build-2</meta:generator>
    <meta:document-statistic meta:table-count="1" meta:cell-count="24" meta:object-count="0"/>
  </office:meta>
</office:document-meta>
</file>